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2.1591in"/>
    </style:style>
    <style:style style:name="co6" style:family="table-column">
      <style:table-column-properties fo:break-before="auto" style:column-width="2.7866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1.3154in"/>
    </style:style>
    <style:style style:name="co9" style:family="table-column">
      <style:table-column-properties fo:break-before="auto" style:column-width="1.4055in"/>
    </style:style>
    <style:style style:name="co10" style:family="table-column">
      <style:table-column-properties fo:break-before="auto" style:column-width="1.380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hurch-l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church-lights\church-lights.kicad_s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3/2/2022 7:31:57 P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30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5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6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7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8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9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0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5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6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7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8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3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2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3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Inolux</text:p>
          </table:table-cell>
          <table:table-cell office:value-type="string" calcext:value-type="string">
            <text:p>IN-S126ATR</text:p>
          </table:table-cell>
          <table:table-cell office:value-type="string" calcext:value-type="string">
            <text:p><text:a xlink:href="https://www.digikey.com/en/products/detail/inolux/IN-S126ATR/7604906" xlink:type="simple">https://www.digikey.com/en/products/detail/inolux/IN-S126ATR/7604906</text:a></text:p>
          </table:table-cell>
          <table:table-cell table:style-name="ce2" office:value-type="currency" office:currency="USD" office:value="0.36" calcext:value-type="currency">
            <text:p>$0.36</text:p>
          </table:table-cell>
          <table:table-cell table:style-name="ce2" table:formula="of:=[.B73]*[.K73]" office:value-type="currency" office:currency="USD" office:value="0.36" calcext:value-type="currency">
            <text:p>$0.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02</text:p>
          </table:table-cell>
          <table:table-cell table:number-columns-repeated="4"/>
          <table:table-cell office:value-type="string" calcext:value-type="string">
            <text:p>Inolux</text:p>
          </table:table-cell>
          <table:table-cell office:value-type="string" calcext:value-type="string">
            <text:p>IN-S126ATG</text:p>
          </table:table-cell>
          <table:table-cell office:value-type="string" calcext:value-type="string">
            <text:p><text:a xlink:href="https://www.digikey.com/en/products/detail/inolux/IN-S126ATG/7604905" xlink:type="simple">https://www.digikey.com/en/products/detail/inolux/IN-S126ATG/7604905</text:a></text:p>
          </table:table-cell>
          <table:table-cell table:style-name="ce2" office:value-type="currency" office:currency="USD" office:value="0.36" calcext:value-type="currency">
            <text:p>$0.36</text:p>
          </table:table-cell>
          <table:table-cell table:style-name="ce2" table:formula="of:=[.B74]*[.K74]" office:value-type="currency" office:currency="USD" office:value="0.36" calcext:value-type="currency">
            <text:p>$0.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03</text:p>
          </table:table-cell>
          <table:table-cell table:number-columns-repeated="4"/>
          <table:table-cell office:value-type="string" calcext:value-type="string">
            <text:p>Inolux</text:p>
          </table:table-cell>
          <table:table-cell office:value-type="string" calcext:value-type="string">
            <text:p>IN-S126ATB</text:p>
          </table:table-cell>
          <table:table-cell office:value-type="string" calcext:value-type="string">
            <text:p><text:a xlink:href="https://www.digikey.com/en/products/detail/inolux/IN-S126ATB/7604904" xlink:type="simple">https://www.digikey.com/en/products/detail/inolux/IN-S126ATB/7604904</text:a></text:p>
          </table:table-cell>
          <table:table-cell table:style-name="ce2" office:value-type="currency" office:currency="USD" office:value="0.36" calcext:value-type="currency">
            <text:p>$0.36</text:p>
          </table:table-cell>
          <table:table-cell table:style-name="ce2" table:formula="of:=[.B75]*[.K75]" office:value-type="currency" office:currency="USD" office:value="0.36" calcext:value-type="currency">
            <text:p>$0.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04</text:p>
          </table:table-cell>
          <table:table-cell table:number-columns-repeated="4"/>
          <table:table-cell office:value-type="string" calcext:value-type="string">
            <text:p>Inolux</text:p>
          </table:table-cell>
          <table:table-cell office:value-type="string" calcext:value-type="string">
            <text:p>IN-S126AT5UW</text:p>
          </table:table-cell>
          <table:table-cell office:value-type="string" calcext:value-type="string">
            <text:p><text:a xlink:href="https://www.digikey.com/en/products/detail/inolux/IN-S126AT5UW/7604902" xlink:type="simple">https://www.digikey.com/en/products/detail/inolux/IN-S126AT5UW/7604902</text:a> </text:p>
          </table:table-cell>
          <table:table-cell table:style-name="ce2" office:value-type="currency" office:currency="USD" office:value="0.36" calcext:value-type="currency">
            <text:p>$0.36</text:p>
          </table:table-cell>
          <table:table-cell table:style-name="ce2" table:formula="of:=[.B76]*[.K76]" office:value-type="currency" office:currency="USD" office:value="0.36" calcext:value-type="currency">
            <text:p>$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1, F2, F3, F4, F5, F6, F7, F8, F9, F10, F11, F12, F13, F14, F15, F16, F17, F18, F19, F20, F21, F22, F23, F24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Device:Polyfuse_Small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RUEF090-AP</text:p>
          </table:table-cell>
          <table:table-cell office:value-type="string" calcext:value-type="string">
            <text:p><text:a xlink:href="https://www.digikey.com/en/products/detail/littelfuse-inc/RUEF090-AP/5268523?s=N4IgTCBcDaIEoFUCiAxADATjQWgIIAUQBdAXyA" xlink:type="simple">https://www.digikey.com/en/products/detail/littelfuse-inc/RUEF090-AP/5268523?s=N4IgTCBcDaIEoFUCiAxADATjQWgIIAUQBdAXyA</text:a></text:p>
          </table:table-cell>
          <table:table-cell table:style-name="ce2" office:value-type="currency" office:currency="USD" office:value="0.47" calcext:value-type="currency">
            <text:p>$0.47</text:p>
          </table:table-cell>
          <table:table-cell table:style-name="ce2" table:formula="of:=[.B77]*[.K77]" office:value-type="currency" office:currency="USD" office:value="11.28" calcext:value-type="currency">
            <text:p>$11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, J2, J3, J4, J5, J6, J7, J8, J9, J10, J16, J17, J13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Library:181460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814605</text:p>
          </table:table-cell>
          <table:table-cell office:value-type="string" calcext:value-type="string">
            <text:p><text:a xlink:href="https://www.mouser.com/ProductDetail/Phoenix-Contact/1814605?qs=sGAEpiMZZMsKMBVpGK0sIlOJXN0YSEv0Se2QYGw5y70%3D" xlink:type="simple">https://www.mouser.com/ProductDetail/Phoenix-Contact/1814605?qs=sGAEpiMZZMsKMBVpGK0sIlOJXN0YSEv0Se2QYGw5y70%3D</text:a></text:p>
          </table:table-cell>
          <table:table-cell table:style-name="ce2" office:value-type="currency" office:currency="USD" office:value="1.38" calcext:value-type="currency">
            <text:p>$1.38</text:p>
          </table:table-cell>
          <table:table-cell table:style-name="ce2" table:formula="of:=[.B78]*[.K78]" office:value-type="currency" office:currency="USD" office:value="17.94" calcext:value-type="currency">
            <text:p>$17.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J11, J12, J14, J15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Library:12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<text:a xlink:href="https://www.digikey.com/en/products/detail/keystone-electronics/1212/170028" xlink:type="simple">https://www.digikey.com/en/products/detail/keystone-electronics/1212/170028</text:a></text:p>
          </table:table-cell>
          <table:table-cell table:style-name="ce2" office:value-type="currency" office:currency="USD" office:value="0.2" calcext:value-type="currency">
            <text:p>$0.20</text:p>
          </table:table-cell>
          <table:table-cell table:style-name="ce2" table:formula="of:=[.B79]*[.K79]" office:value-type="currency" office:currency="USD" office:value="0.8" calcext:value-type="currency">
            <text:p>$0.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FQP30N06L-ND</text:p>
          </table:table-cell>
          <table:table-cell office:value-type="string" calcext:value-type="string">
            <text:p>FQP30N06L-ND:FQP30N06L-ND</text:p>
          </table:table-cell>
          <table:table-cell office:value-type="string" calcext:value-type="string">
            <text:p>Package_TO_SOT_THT:TO-220-3_Vertical</text:p>
          </table:table-cell>
          <table:table-cell/>
          <table:table-cell office:value-type="string" calcext:value-type="string">
            <text:p>Fairchild</text:p>
          </table:table-cell>
          <table:table-cell office:value-type="string" calcext:value-type="string">
            <text:p>FQP30N06L</text:p>
          </table:table-cell>
          <table:table-cell office:value-type="string" calcext:value-type="string">
            <text:p><text:a xlink:href="https://www.sparkfun.com/products/10213" xlink:type="simple">https://www.sparkfun.com/products/10213</text:a></text:p>
          </table:table-cell>
          <table:table-cell table:style-name="ce2" office:value-type="currency" office:currency="USD" office:value="1.05" calcext:value-type="currency">
            <text:p>$1.05</text:p>
          </table:table-cell>
          <table:table-cell table:style-name="ce2" table:formula="of:=[.B80]*[.K80]" office:value-type="currency" office:currency="USD" office:value="4.2" calcext:value-type="currency">
            <text:p>$4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R1206-JW-103ELF</text:p>
          </table:table-cell>
          <table:table-cell office:value-type="string" calcext:value-type="string">
            <text:p><text:a xlink:href="https://www.digikey.com/en/products/detail/bourns-inc/CR1206-JW-103ELF/3741050?s=N4IgjCBcoMxaBjKAzAhgGwM4FMA0IB7KAbRACYBWABjgF18AHAFyhAGUmAnASwDsBzEAF98ZKgA4K8EEkhoseQiXBUABAGsA8gAsAtphD0QzVgFVe3JpuQBZbKkwBXTtmH4AtGWmyujxUUhSKVoREHcIaBkUDBx8ANIwMHFDUPcAFm9ohTjlJIA2cTyU0KLI7gATVnCqCEYWSBAQfCYATwZXBockISEgA" xlink:type="simple">https://www.digikey.com/en/products/detail/bourns-inc/CR1206-JW-103ELF/3741050?s=N4IgjCBcoMxaBjKAzAhgGwM4FMA0IB7KAbRACYBWABjgF18AHAFyhAGUmAnASwDsBzEAF98ZKgA4K8EEkhoseQiXBUABAGsA8gAsAtphD0QzVgFVe3JpuQBZbKkwBXTtmH4AtGWmyujxUUhSKVoREHcIaBkUDBx8ANIwMHFDUPcAFm9ohTjlJIA2cTyU0KLI7gATVnCqCEYWSBAQfCYATwZXBockISEgA</text:a></text:p>
          </table:table-cell>
          <table:table-cell table:style-name="ce2" office:value-type="currency" office:currency="USD" office:value="0.038" calcext:value-type="currency">
            <text:p>$0.04</text:p>
          </table:table-cell>
          <table:table-cell table:style-name="ce2" table:formula="of:=[.B81]*[.K81]" office:value-type="currency" office:currency="USD" office:value="0.152" calcext:value-type="currency">
            <text:p>$0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01, R302, R303, R30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CR1206-JW-102ELF</text:p>
          </table:table-cell>
          <table:table-cell office:value-type="string" calcext:value-type="string">
            <text:p><text:a xlink:href="https://www.digikey.com/en/products/detail/bourns-inc/CR1206-JW-102ELF/3785514?s=N4IgTCBcDaIMICUCMYAMA2AtAKQOqaVTAFEAZAMRAF0BfIA" xlink:type="simple">https://www.digikey.com/en/products/detail/bourns-inc/CR1206-JW-102ELF/3785514?s=N4IgTCBcDaIMICUCMYAMA2AtAKQOqaVTAFEAZAMRAF0BfIA</text:a></text:p>
          </table:table-cell>
          <table:table-cell table:style-name="ce2" office:value-type="currency" office:currency="USD" office:value="0.038" calcext:value-type="currency">
            <text:p>$0.04</text:p>
          </table:table-cell>
          <table:table-cell table:style-name="ce2" table:formula="of:=[.B82]*[.K82]" office:value-type="currency" office:currency="USD" office:value="0.152" calcext:value-type="currency">
            <text:p>$0.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avid</text:p>
          </table:table-cell>
          <table:table-cell office:value-type="string" calcext:value-type="string">
            <text:p>6400BG</text:p>
          </table:table-cell>
          <table:table-cell office:value-type="string" calcext:value-type="string">
            <text:p><text:a xlink:href="https://www.digikey.com/en/products/detail/aavid-thermal-division-of-boyd-corporation/6400BG/1625171" xlink:type="simple">https://www.digikey.com/en/products/detail/aavid-thermal-division-of-boyd-corporation/6400BG/1625171</text:a></text:p>
          </table:table-cell>
          <table:table-cell table:style-name="ce2" office:value-type="currency" office:currency="USD" office:value="2.98" calcext:value-type="currency">
            <text:p>$2.98</text:p>
          </table:table-cell>
          <table:table-cell table:style-name="ce2" table:formula="of:=[.B83]*[.K83]" office:value-type="currency" office:currency="USD" office:value="11.92" calcext:value-type="currency">
            <text:p>$11.9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Total</text:p>
          </table:table-cell>
          <table:table-cell table:style-name="ce2" table:formula="of:=SUM([.L73:.L83])" office:value-type="currency" office:currency="USD" office:value="47.884" calcext:value-type="currency">
            <text:p>$47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9:29:33.8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20:54:11.094000000</dc:date>
    <meta:editing-duration>PT1H31M47S</meta:editing-duration>
    <meta:editing-cycles>7</meta:editing-cycles>
    <meta:generator>LibreOffice/7.0.6.2$Windows_X86_64 LibreOffice_project/144abb84a525d8e30c9dbbefa69cbbf2d8d4ae3b</meta:generator>
    <meta:document-statistic meta:table-count="1" meta:cell-count="424" meta:object-count="0"/>
  </office:meta>
</office:document-meta>
</file>